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bd3a" officeooo:paragraph-rsid="000ebd3a"/>
    </style:style>
    <style:style style:name="P2" style:family="paragraph" style:parent-style-name="Standard">
      <style:text-properties officeooo:rsid="000ec155" officeooo:paragraph-rsid="000ec1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A256:9P2QvCHTRIR5HWMlIknaT9VhTsXqlkpxVD8jn20Xl4Y elder@server01</text:p>
      <text:p text:style-name="Standard">The key's randomart image is:</text:p>
      <text:p text:style-name="Standard">+---[RSA 2048]----+</text:p>
      <text:p text:style-name="Standard">| <text:s text:c="8"/>.o=+.*X*|</text:p>
      <text:p text:style-name="Standard">| <text:s text:c="8"/>o+o.+Bo=|</text:p>
      <text:p text:style-name="Standard">| <text:s text:c="7"/>o ..oE Oo|</text:p>
      <text:p text:style-name="Standard">| <text:s text:c="6"/>. . B..* B|</text:p>
      <text:p text:style-name="Standard">| <text:s text:c="7"/>S + O+ ++|</text:p>
      <text:p text:style-name="Standard">| <text:s text:c="10"/>o.=+..|</text:p>
      <text:p text:style-name="Standard">| <text:s text:c="10"/>..o. <text:s/>|</text:p>
      <text:p text:style-name="Standard">| <text:s text:c="11"/>. <text:s text:c="3"/>|</text:p>
      <text:p text:style-name="Standard">| <text:s text:c="16"/>|</text:p>
      <text:p text:style-name="Standard">+----[SHA256]-----+</text:p>
      <text:p text:style-name="Standard"/>
      <text:p text:style-name="Standard"/>
      <text:p text:style-name="Standard"/>
      <text:p text:style-name="P1">examen 3 desde aqui</text:p>
      <text:p text:style-name="Standard"/>
      <text:p text:style-name="Standard">SHA256:kTwko+r5QU4N8FdDa2X5NtZ1nSZWx6WXdxQF7laJphY elderpaniagua@server01</text:p>
      <text:p text:style-name="Standard">The key's randomart image is:</text:p>
      <text:p text:style-name="Standard">+---[RSA 2048]----+</text:p>
      <text:p text:style-name="Standard">| <text:s/>. <text:s text:c="2"/>o.= o. <text:s/>o=@|</text:p>
      <text:p text:style-name="Standard">| <text:s text:c="2"/>o . * *. <text:s/>+.=O|</text:p>
      <text:p text:style-name="Standard">| <text:s text:c="3"/>+ . B <text:s/>E.+=+*|</text:p>
      <text:p text:style-name="Standard">| <text:s text:c="2"/>. + . o <text:s/>O..oo|</text:p>
      <text:p text:style-name="Standard">| <text:s/>. o . S <text:s/>= .o <text:s/>|</text:p>
      <text:p text:style-name="Standard">| . = <text:s text:c="5"/>. <text:s/>. <text:s text:c="2"/>|</text:p>
      <text:p text:style-name="Standard">| <text:s/>o o <text:s text:c="11"/>|</text:p>
      <text:p text:style-name="Standard">| <text:s text:c="2"/>. . <text:s text:c="10"/>|</text:p>
      <text:p text:style-name="Standard">| <text:s text:c="3"/>. <text:s text:c="11"/>|</text:p>
      <text:p text:style-name="Standard">+----[SHA256]-----+</text:p>
      <text:p text:style-name="Standard"/>
      <text:p text:style-name="Standard"/>
      <text:p text:style-name="Standard"/>
      <text:p text:style-name="P2">llave publica</text:p>
      <text:p text:style-name="P2"/>
      <text:p text:style-name="P2"/>
      <text:p text:style-name="P2">ssh-rsa AAAAB3NzaC1yc2EAAAADAQABAAABAQCe2Jh80O5iUG5AIk9JvMEDVoJvgYCdL30wXYeHOcxL1E/ZIJR7XYrTBsp9eUVy+SCedVCjl0aFvbq72ncbChnezSF5ALrGtCLm7o1cRP6p5+HRAxC0ZY3MNlawzeybNYV5iR/m+YvFNP/B/xYNxBWp0MJn6yE8QGqM8to9TisxHGt+k5tiy5AJV8TY+NfhdhYn3+T4spXKeqk1NZhnY9Eb8R4+F7+qbAcXzg+63tBPWIZqc4qIATa+ayjzaNGmjtKZSurh+cVEK7Cn99LzjuMv/RydVDL+74xuPmq8sc6Xb4IzJbKR6Npm6LGp2K5XW5myo/kZNZ23F0IM4BZD1Vb/ <text:a xlink:type="simple" xlink:href="mailto:elderpaniagua@server01" text:style-name="Internet_20_link" text:visited-style-name="Visited_20_Internet_20_Link">elderpaniagua@server01</text:a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llave privada</text:p>
      <text:p text:style-name="P2"/>
      <text:p text:style-name="P2"/>
      <text:p text:style-name="P2">-----BEGIN RSA PRIVATE KEY-----</text:p>
      <text:p text:style-name="P2">Proc-Type: 4,ENCRYPTED</text:p>
      <text:p text:style-name="P2">DEK-Info: AES-128-CBC,DE815938FE7B029447005F1BB1C22878</text:p>
      <text:p text:style-name="P2"/>
      <text:p text:style-name="P2">9OXN2hgxInCzLPJwy4PH+cbB5AZSGYFyLG4dBrIQZdnP7XBA6b5iEr5TkX8FOd0L</text:p>
      <text:p text:style-name="P2">UolebTamsyIF7xn+TVZ6PlVEPMgba7/boM8sSbDiqRieJYDt1LCx62Q1Dqo4gv3Z</text:p>
      <text:p text:style-name="P2">X7rgf3wXpvJC/L+tLRcHFqIQE4kX7C5E+J+nYe3TyGvU2dW6TmTtgxzA+775oKX1</text:p>
      <text:p text:style-name="P2">xnvP3l3EiGWXp9ZvSoQ4wmAm2rDLYHO+XDDoxspX/1ZTa+zNucEGbWgeABGi8VNG</text:p>
      <text:p text:style-name="P2">DAtf7cWzO248b2nBjMnUYwnr6JwkOxI94dcHdc9LeNRmZ4tp7YyPzGIp9aT/9WHc</text:p>
      <text:p text:style-name="P2">3qx1g+oPWv2oGEuqsV7NHYfIYsbb/EijA2bwoPZkwWN/UWTMizvaunNFyHfcLKH+</text:p>
      <text:p text:style-name="P2">dci4dAwNtj5Nf/C/my4aQYV3XVqhvfpr9dXXFR6wxB/B49otfBWK0o5Sr3ag6Vvs</text:p>
      <text:p text:style-name="P2">LUcdzMapwbwUDjdRUou/hCXzMVVtUtMiN+he7HmA9ZS7wxKwZaUcpoRirMwQzPsR</text:p>
      <text:p text:style-name="P2">SHW5jmqWad4b5E+YmM35Mfg4bfiiY/oWiON0b7SVziRpr8e530w7rFC8FJ5YvS3d</text:p>
      <text:p text:style-name="P2">3V1QoVtgVE3WyKoFWuUvorPbaeNwcwiW+aIFyYyc/rwuzodvTr9h8QynLRtw8p9c</text:p>
      <text:p text:style-name="P2">Ai5zJL+hKSI5IdgJYK9xXUpE0LnJ6N1+bMHB1MnYXGglG096vpiduYIdQvaCmPg5</text:p>
      <text:p text:style-name="P2">Dd815fyrM7b3ltiokfg6Xwj8/+dEnq3cj5uGJ0R+yKOKzL5hQZFfshB2sGP9Wmr8</text:p>
      <text:p text:style-name="P2">auggIRBUqwc7eJWEtstzYmnKjgFMsanHr+2EBweOPpVSAcT8bDx9qrJfG/UBh0Ay</text:p>
      <text:p text:style-name="P2">A2D+JhZoCindHKRoTsEDRwegg0DzRmc04DT/NgFk6AtIGdXk3ju89PFxJ8j4iWtS</text:p>
      <text:p text:style-name="P2">Ahw76shDbFNjJFWLuBngBhf3g+PJ8Tk7TG9MW+deitGVYIWf3d0Ao3qaPqUA6Uid</text:p>
      <text:p text:style-name="P2">H1cihkfCKyE2w2pNyvaSL2va+hF3JIz4We/DR5He+KvLEsJT7t7fbR1xgOuYi94X</text:p>
      <text:p text:style-name="P2">fJQhOjAMUZegn66lX7/m7YhpwItwydz+rMQ2yLtvgog6t4C9uhOclGwWutLpxQK3</text:p>
      <text:p text:style-name="P2">i+xxmZoofOSNpxfHoZ1WxCXOhFPkMpM1yp8qRF3Ky/18fYja5oMovkVbF5H4DMs4</text:p>
      <text:p text:style-name="P2">rys+ReoybZoufPdJ10+VvgXjgz30IgvljdiTIz1VIR2YxWiX6ibGqBrTLOz206OG</text:p>
      <text:p text:style-name="P2">v0R+q6H5aWJcjRiPQFKLnQAunWWviFUF4f8EVsX/Fl1QIUJqB+E8idcMQ4e4LEpQ</text:p>
      <text:p text:style-name="P2">ZCuwgz7vi9db6ZV2vjMcZAx/tXee+2q/PEIhC7mma6j++mfs7lUMy9Q0BytZSw9v</text:p>
      <text:p text:style-name="P2">9PM+xTs1/SbZihor7qyED8Rf9nV8/FExVyvMh5i3tvRFpD7zQzQRtcGGSVupidgC</text:p>
      <text:p text:style-name="P2">Q6U5LVVP8w74skZXt7rqIcT1mB347yjA8+VdhsaJm5ARSRxOh/V04BeTlN1GX8Kp</text:p>
      <text:p text:style-name="P2">VJWEC50j87s0mMJch2al7ZypdYgnIgLFjyLjtRzQ0YPJ0Yb7dPZqOkhEZQdAin8q</text:p>
      <text:p text:style-name="P2">GQjnmGqdZA6sN+2HrySR3mJhUHpyhTtp4HCQLx0gRTtddU7+4wvsSBlSscNSzFHA</text:p>
      <text:p text:style-name="P2">-----END RSA PRIVATE KEY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03:37:14.103382577</meta:creation-date>
    <dc:date>2022-05-10T04:18:00.985723350</dc:date>
    <meta:editing-duration>PT30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153" meta:character-count="2798" meta:non-whitespace-character-count="2564"/>
  </office:meta>
</office:document-meta>
</file>